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f974b"/>
    </style:style>
    <style:style style:name="P3" style:family="paragraph" style:parent-style-name="Standard">
      <style:paragraph-properties fo:text-align="justify" style:justify-single-word="false"/>
      <style:text-properties officeooo:paragraph-rsid="0022c433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name-complex="Calibri1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98763" style:font-size-asian="12pt" style:font-size-complex="12pt"/>
    </style:style>
    <style:style style:name="T7" style:family="text">
      <style:text-properties fo:font-size="12pt" officeooo:rsid="0022c433" style:font-size-asian="12pt" style:font-size-complex="12pt"/>
    </style:style>
    <style:style style:name="T8" style:family="text">
      <style:text-properties fo:font-size="12pt" style:font-size-asian="12pt" style:font-name-complex="Calibri1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name-complex="Calibri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Gramática</text:span></text:p>
      <text:p text:style-name="P1"><text:span text:style-name="T3">prog -&gt; </text:span><text:span text:style-name="T1">begin </text:span><text:span text:style-name="T3">opt_stmts </text:span><text:span text:style-name="T1">and</text:span></text:p>
      <text:p text:style-name="P1"><text:span text:style-name="T3">stmt -&gt; </text:span><text:span text:style-name="T1">id &lt;- </text:span><text:span text:style-name="T3">expr</text:span></text:p>
      <text:p text:style-name="P1"><text:span text:style-name="T3"><text:tab/>| </text:span><text:span text:style-name="T1">if(</text:span><text:span text:style-name="T3">expresion</text:span><text:span text:style-name="T1">)</text:span><text:span text:style-name="T3">stmt</text:span></text:p>
      <text:p text:style-name="P1"><text:span text:style-name="T3"><text:tab/>| </text:span><text:span text:style-name="T1">if(</text:span><text:span text:style-name="T3">expresion</text:span><text:span text:style-name="T1">)</text:span><text:span text:style-name="T3">stmt </text:span><text:span text:style-name="T1">else </text:span><text:span text:style-name="T3">stmt</text:span></text:p>
      <text:p text:style-name="P1"><text:span text:style-name="T3"><text:tab/>| </text:span><text:span text:style-name="T1">while(</text:span><text:span text:style-name="T3">expresion</text:span><text:span text:style-name="T1">)</text:span><text:span text:style-name="T3">stmt</text:span></text:p>
      <text:p text:style-name="P1"><text:span text:style-name="T3"><text:tab/>| </text:span><text:span text:style-name="T1">begin</text:span><text:span text:style-name="T3"> opt_stmts </text:span><text:span text:style-name="T1">end</text:span></text:p>
      <text:p text:style-name="P1"><text:span text:style-name="T3">opt_stmts -&gt; stmt_lst | </text:span><text:span text:style-name="T4">€</text:span></text:p>
      <text:p text:style-name="P2"><text:span text:style-name="T4">stmt_lst -&gt; stmt </text:span><text:span text:style-name="T2">;</text:span><text:span text:style-name="T4"> stmt_lst| stmt</text:span></text:p>
      <text:p text:style-name="P1"><text:span text:style-name="T4">expr -&gt; expr </text:span><text:span text:style-name="T2">+ </text:span><text:span text:style-name="T4">term</text:span></text:p>
      <text:p text:style-name="P1"><text:span text:style-name="T4"><text:tab/>| expr </text:span><text:span text:style-name="T2">– </text:span><text:span text:style-name="T4">term</text:span></text:p>
      <text:p text:style-name="P1"><text:span text:style-name="T4"><text:tab/>| term</text:span></text:p>
      <text:p text:style-name="P1"><text:span text:style-name="T4">term -&gt; term </text:span><text:span text:style-name="T2">*</text:span><text:span text:style-name="T4"> factor</text:span></text:p>
      <text:p text:style-name="P1"><text:span text:style-name="T4"><text:tab/>| term </text:span><text:span text:style-name="T2">/</text:span><text:span text:style-name="T4"> factor</text:span></text:p>
      <text:p text:style-name="P1"><text:span text:style-name="T4"><text:tab/>| factor</text:span></text:p>
      <text:p text:style-name="P1"><text:span text:style-name="T3">factor -&gt; </text:span><text:span text:style-name="T1">(</text:span><text:span text:style-name="T3">expr</text:span><text:span text:style-name="T1">)</text:span></text:p>
      <text:p text:style-name="P1"><text:span text:style-name="T1"><text:tab/></text:span><text:span text:style-name="T3">| </text:span><text:span text:style-name="T1">id</text:span></text:p>
      <text:p text:style-name="P1"><text:span text:style-name="T1"><text:tab/></text:span><text:span text:style-name="T3">| </text:span><text:span text:style-name="T1">num</text:span></text:p>
      <text:p text:style-name="P1"><text:span text:style-name="T3">expresion -&gt; <text:s/>expr </text:span><text:span text:style-name="T1">&lt;</text:span><text:span text:style-name="T3"> expr</text:span></text:p>
      <text:p text:style-name="P1"><text:span text:style-name="T3"><text:tab/><text:tab/>| expr </text:span><text:span text:style-name="T1">&gt;</text:span><text:span text:style-name="T3"> expr</text:span></text:p>
      <text:p text:style-name="P1"><text:span text:style-name="T3"><text:tab/><text:tab/>| expr </text:span><text:span text:style-name="T1">=</text:span><text:span text:style-name="T3"> expr</text:span></text:p>
      <text:p text:style-name="P1"><text:span text:style-name="T3"><text:tab/><text:tab/>| expr </text:span><text:span text:style-name="T1">&lt;=</text:span><text:span text:style-name="T3"> expr</text:span></text:p>
      <text:p text:style-name="P1"><text:span text:style-name="T3"><text:tab/><text:tab/>| expr </text:span><text:span text:style-name="T1">&gt;=</text:span><text:span text:style-name="T3"> expr </text:span></text:p>
      <text:p text:style-name="P4"/>
      <text:p text:style-name="P1"><text:soft-page-break/><text:span text:style-name="T1">Gramática eliminando recursión a la izquierda y factorizando</text:span></text:p>
      <text:p text:style-name="P1"><text:span text:style-name="T5">prog -&gt; </text:span><text:span text:style-name="T9">begin </text:span><text:span text:style-name="T5">opt_stmts </text:span><text:span text:style-name="T9">and</text:span></text:p>
      <text:p text:style-name="P1"><text:span text:style-name="T5">stmt -&gt; </text:span><text:span text:style-name="T9">id &lt;- </text:span><text:span text:style-name="T5">expr | </text:span><text:span text:style-name="T9">if(</text:span><text:span text:style-name="T5">expresion</text:span><text:span text:style-name="T9">)</text:span><text:span text:style-name="T5">stmt stmt’ | </text:span><text:span text:style-name="T9">while(</text:span><text:span text:style-name="T5">expresion</text:span><text:span text:style-name="T9">)</text:span><text:span text:style-name="T5">stmt | </text:span><text:span text:style-name="T9">begin</text:span><text:span text:style-name="T5"> opt_stmts </text:span><text:span text:style-name="T9">end</text:span></text:p>
      <text:p text:style-name="P1"><text:span text:style-name="T5">stmt’ -&gt; </text:span><text:span text:style-name="T9">else </text:span><text:span text:style-name="T5">stmt | </text:span><text:span text:style-name="T8">€</text:span></text:p>
      <text:p text:style-name="P1"><text:span text:style-name="T5">opt_stmts -&gt; stmt_lst | </text:span><text:span text:style-name="T8">€</text:span></text:p>
      <text:p text:style-name="P1"><text:span text:style-name="T8">smts_lst -&gt; smts smts_lst’</text:span></text:p>
      <text:p text:style-name="P1"><text:span text:style-name="T8">smts_lst’ -&gt; </text:span><text:span text:style-name="T10">;</text:span><text:span text:style-name="T8">stmt_lst | €</text:span></text:p>
      <text:p text:style-name="P1"><text:span text:style-name="T8">expr -&gt; term expr’</text:span></text:p>
      <text:p text:style-name="P1"><text:span text:style-name="T8">expr’ -&gt; </text:span><text:span text:style-name="T10">+</text:span><text:span text:style-name="T8"> term expr’ | </text:span><text:span text:style-name="T10">-</text:span><text:span text:style-name="T8"> term expr’ | € <text:s/></text:span></text:p>
      <text:p text:style-name="P1"><text:span text:style-name="T8">term -&gt; factor term’</text:span></text:p>
      <text:p text:style-name="P1"><text:span text:style-name="T8">term’ -&gt; </text:span><text:span text:style-name="T10">* </text:span><text:span text:style-name="T8">term | </text:span><text:span text:style-name="T10">/</text:span><text:span text:style-name="T8">term | €</text:span></text:p>
      <text:p text:style-name="P1"><text:span text:style-name="T5">factor -&gt; </text:span><text:span text:style-name="T9">(</text:span><text:span text:style-name="T5">expr</text:span><text:span text:style-name="T9">)</text:span><text:span text:style-name="T5">| </text:span><text:span text:style-name="T9">id</text:span><text:span text:style-name="T5">| </text:span><text:span text:style-name="T9">num</text:span></text:p>
      <text:p text:style-name="P1"><text:span text:style-name="T5">expresion -&gt; <text:s text:c="2"/>expr expresion’ </text:span></text:p>
      <text:p text:style-name="P3"><text:span text:style-name="T5">expresion’ -&gt; </text:span><text:span text:style-name="T9">&lt;</text:span><text:span text:style-name="T5"> expr | </text:span><text:span text:style-name="T9">&lt;</text:span><text:span text:style-name="T5"> expr </text:span><text:span text:style-name="T7">| </text:span><text:span text:style-name="T9">=</text:span><text:span text:style-name="T5"> expr | &lt;</text:span><text:span text:style-name="T9">=</text:span><text:span text:style-name="T5"> expr | </text:span><text:span text:style-name="T9">&gt;=</text:span><text:span text:style-name="T5"> expr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1">Calculando FIRST </text:span></text:p>
      <text:p text:style-name="P1"><text:soft-page-break/><text:span text:style-name="T5">FIRST(prog) = </text:span><text:span text:style-name="T9">begin </text:span></text:p>
      <text:p text:style-name="P1"><text:span text:style-name="T5">FIRST(stmt) = </text:span><text:span text:style-name="T9">id </text:span><text:span text:style-name="T5">U </text:span><text:span text:style-name="T9">if </text:span><text:span text:style-name="T5">U </text:span><text:span text:style-name="T9">while </text:span><text:span text:style-name="T5">U </text:span><text:span text:style-name="T9">begin</text:span><text:span text:style-name="T5"> = {</text:span><text:span text:style-name="T9">id, if, while, begin</text:span><text:span text:style-name="T5">}</text:span></text:p>
      <text:p text:style-name="P1"><text:span text:style-name="T5">FIRST(stmt’) = </text:span><text:span text:style-name="T9">else </text:span></text:p>
      <text:p text:style-name="P1"><text:span text:style-name="T5">FIRST(opt_stmts ) = FIRST(stmt_lst) = FIRST(stmst) = {</text:span><text:span text:style-name="T9">id, if, while, begin</text:span><text:span text:style-name="T5">}</text:span></text:p>
      <text:p text:style-name="P1"><text:span text:style-name="T8">FIRST(smts_lst) = first(smts) = </text:span><text:span text:style-name="T5">{</text:span><text:span text:style-name="T9">id, if, while, begin</text:span><text:span text:style-name="T5">}</text:span></text:p>
      <text:p text:style-name="P1"><text:span text:style-name="T8">FIRST(smts_lst’) = {</text:span><text:span text:style-name="T10">;</text:span><text:span text:style-name="T8">} </text:span></text:p>
      <text:p text:style-name="P1"><text:span text:style-name="T8">FIRST(expr) = FIRST(term) = FIRST(factor) = {</text:span><text:span text:style-name="T10">(,id, num</text:span><text:span text:style-name="T8">} <text:s/></text:span></text:p>
      <text:p text:style-name="P1"><text:span text:style-name="T8">FIRST(expr’) = {</text:span><text:span text:style-name="T10">+,</text:span><text:span text:style-name="T8"> </text:span><text:span text:style-name="T10">-</text:span><text:span text:style-name="T8"> } </text:span></text:p>
      <text:p text:style-name="P1"><text:span text:style-name="T8">FIRST(term) = FIRST(factor) = {</text:span><text:span text:style-name="T10">(,id, num</text:span><text:span text:style-name="T8">} <text:s/></text:span></text:p>
      <text:p text:style-name="P1"><text:span text:style-name="T8">FIRST(term’) = {</text:span><text:span text:style-name="T10">*,/</text:span><text:span text:style-name="T8">}</text:span></text:p>
      <text:p text:style-name="P1"><text:span text:style-name="T5">FIRST(factor) = </text:span><text:span text:style-name="T8">{</text:span><text:span text:style-name="T10">(,id, num</text:span><text:span text:style-name="T8">}</text:span></text:p>
      <text:p text:style-name="P1"><text:span text:style-name="T5">FIRST(expresion) = FIRST(expr) = </text:span><text:span text:style-name="T8">FIRST(term) = FIRST(factor) = {</text:span><text:span text:style-name="T10">(,id, num</text:span><text:span text:style-name="T8">} <text:s/></text:span></text:p>
      <text:p text:style-name="P1"><text:span text:style-name="T5">FIRST(expresion’) = {</text:span><text:span text:style-name="T9">&lt;,=</text:span><text:span text:style-name="T5">}</text:span><text:span text:style-name="T9"> </text:span><text:span text:style-name="T5">U FIRST(expr) = {</text:span><text:span text:style-name="T9">&lt;,=</text:span><text:span text:style-name="T5">} U </text:span><text:span text:style-name="T8">FIRST(term) = </text:span><text:span text:style-name="T5">{</text:span><text:span text:style-name="T9">&lt;,=</text:span><text:span text:style-name="T5">} U </text:span><text:span text:style-name="T8">FIRST(factor) = <text:s/></text:span><text:span text:style-name="T5">{</text:span><text:span text:style-name="T9">&lt;,=, </text:span><text:span text:style-name="T8">{</text:span><text:span text:style-name="T10">(,id, num</text:span><text:span text:style-name="T5"> }</text:span></text:p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scar Cañongo</meta:initial-creator>
    <meta:editing-cycles>7</meta:editing-cycles>
    <meta:creation-date>2021-04-22T21:54:00</meta:creation-date>
    <dc:date>2021-04-28T23:49:13.416106491</dc:date>
    <meta:editing-duration>PT2H9M27S</meta:editing-duration>
    <meta:generator>LibreOffice/7.0.4.2$Linux_X86_64 LibreOffice_project/00$Build-2</meta:generator>
    <meta:document-statistic meta:table-count="0" meta:image-count="0" meta:object-count="0" meta:page-count="3" meta:paragraph-count="51" meta:word-count="280" meta:character-count="1528" meta:non-whitespace-character-count="1261"/>
    <meta:user-defined meta:name="AppVersion">16.0000</meta:user-defined>
    <meta:template xlink:type="simple" xlink:actuate="onRequest" xlink:title="Normal" xlink:href=""/>
  </office:meta>
</office:document-meta>
</file>